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1" style:family="table">
      <style:table-properties style:width="18.129cm" table:align="left"/>
    </style:style>
    <style:style style:name="Table1.A" style:family="table-column">
      <style:table-column-properties style:column-width="4.417cm"/>
    </style:style>
    <style:style style:name="Table1.B" style:family="table-column">
      <style:table-column-properties style:column-width="13.712cm"/>
    </style:style>
    <style:style style:name="Table1.1" style:family="table-row">
      <style:table-row-properties style:min-row-height="2.223cm"/>
    </style:style>
    <style:style style:name="Table1.A1" style:family="table-cell">
      <style:table-cell-properties fo:padding-left="0.191cm" fo:padding-right="0.191cm" fo:padding-top="0.032cm" fo:padding-bottom="0.032cm" fo:border="none"/>
    </style:style>
    <style:style style:name="Table1.2" style:family="table-row">
      <style:table-row-properties style:min-row-height="0.265cm"/>
    </style:style>
    <style:style style:name="Table1.8" style:family="table-row">
      <style:table-row-properties style:min-row-height="0.293cm"/>
    </style:style>
    <style:style style:name="Table1.10" style:family="table-row">
      <style:table-row-properties style:min-row-height="0.339cm"/>
    </style:style>
    <style:style style:name="P1" style:family="paragraph" style:parent-style-name="ResumeName">
      <style:text-properties fo:color="#000000"/>
    </style:style>
    <style:style style:name="P2" style:family="paragraph" style:parent-style-name="AddressInformation">
      <style:text-properties fo:color="#000000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line-height="100%"/>
      <style:text-properties fo:color="#000000"/>
    </style:style>
    <style:style style:name="P5" style:family="paragraph" style:parent-style-name="Standard">
      <style:text-properties fo:color="#000000" fo:font-size="11pt" style:font-size-asian="11pt" style:font-size-complex="11pt"/>
    </style:style>
    <style:style style:name="P6" style:family="paragraph" style:parent-style-name="ResumeBullet">
      <style:text-properties fo:color="#000000"/>
    </style:style>
    <style:style style:name="P7" style:family="paragraph" style:parent-style-name="Style1">
      <style:paragraph-properties fo:line-height="100%"/>
      <style:text-properties fo:color="#000000"/>
    </style:style>
    <style:style style:name="P8" style:family="paragraph" style:parent-style-name="Heading_20_1">
      <style:text-properties fo:color="#000000" fo:font-size="11pt" style:font-size-asian="11pt" style:font-size-complex="11pt"/>
    </style:style>
    <style:style style:name="P9" style:family="paragraph" style:parent-style-name="Heading_20_1">
      <style:text-properties fo:color="#000000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itle_26_Position">
      <style:text-properties fo:color="#000000" fo:font-weight="bold" style:font-weight-asian="bold" style:font-weight-complex="bold"/>
    </style:style>
    <style:style style:name="P11" style:family="paragraph" style:parent-style-name="Title_26_Position">
      <style:text-properties fo:color="#000000" fo:font-size="9pt" fo:font-weight="normal" style:font-size-asian="9pt" style:font-weight-asian="normal" style:font-size-complex="9pt" style:font-weight-complex="normal"/>
    </style:style>
    <style:style style:name="P12" style:family="paragraph" style:parent-style-name="ExperienceInformation">
      <style:text-properties fo:color="#000000"/>
    </style:style>
    <style:style style:name="P13" style:family="paragraph" style:parent-style-name="ExperienceInformation">
      <style:paragraph-properties fo:text-align="end" style:justify-single-word="false"/>
      <style:text-properties fo:color="#000000"/>
    </style:style>
    <style:style style:name="P14" style:family="paragraph" style:parent-style-name="DegreeTitle">
      <style:text-properties fo:color="#000000"/>
    </style:style>
    <style:style style:name="P15" style:family="paragraph" style:parent-style-name="ResumeBullet">
      <style:paragraph-properties fo:margin-left="1.27cm" fo:margin-right="0cm" fo:text-indent="0cm" style:auto-text-indent="fals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ANDRE EIKELAND</text:p>
      <text:p text:style-name="P2">Sandakerveien 10H</text:p>
      <text:p text:style-name="P2">0473 OSLO</text:p>
      <text:p text:style-name="AddressInformation"><text:span text:style-name="T1">Tlf 47608079, e-post </text:span><text:a xlink:type="simple" xlink:href="mailto:JRSMITH@ADDRESS.COM"><text:span text:style-name="Internet_20_link"><text:span text:style-name="T1">zegenie@zegeniestudios.net</text:span>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9" text:outline-level="1">KVALIFIKASJONER</text:h>
          </table:table-cell>
          <table:table-cell table:style-name="Table1.A1" office:value-type="string">
            <text:list text:style-name="WW8Num1">
              <text:list-item>
                <text:p text:style-name="P6">Selvlært, men erfaren innen PHP, SQL, HTML, XML, VB (+.NET)</text:p>
              </text:list-item>
              <text:list-item>
                <text:p text:style-name="P6">Meget gode kunnskaper om åpen/fri programvare, GNU/Linux generelt</text:p>
              </text:list-item>
              <text:list-item>
                <text:p text:style-name="P6">Sterke meninger og engasjert for filosofien om åpen og fri programvare</text:p>
              </text:list-item>
              <text:list-item>
                <text:p text:style-name="P6">Lett å jobbe med, engasjert men likevel åpen og samarbeidende</text:p>
              </text:list-item>
              <text:list-item>
                <text:p text:style-name="P6">Snakker/skriver følgende språk flytende: Norsk, Norsk tegnspråk, Engelsk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h text:style-name="P9" text:outline-level="1">ARBEIDSERFARING</text:h>
          </table:table-cell>
          <table:table-cell table:style-name="Table1.A1" office:value-type="string">
            <text:p text:style-name="P10">Konsulent, Vestlink</text:p>
            <text:p text:style-name="P11"><text:span text:style-name="T3">Referanse</text:span>: Kato Fløysand (90984759)</text:p>
            <text:p text:style-name="P13"><text:tab/><text:span text:style-name="T3">Bergen, 2000-2001</text:span></text:p>
            <text:list text:style-name="WW8Num1">
              <text:list-item text:start-value="1">
                <text:p text:style-name="P6">Utviklet programvare for automatisk scanning og oppsett av D-Link 604</text:p>
              </text:list-item>
              <text:list-item>
                <text:p text:style-name="P6">Reduserte tiden brukt på oppsett av D-Link fra tidligere 1:30 til 9 sek pr boks.</text:p>
              </text:list-item>
              <text:list-item>
                <text:p text:style-name="P6">Var medvirkende til å få support-avtale for BKK Bredbånd under oppstart</text:p>
              </text:list-item>
            </text:list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Konsulent, NetCom</text:p>
            <text:p text:style-name="P11"><text:span text:style-name="T3">Referanse</text:span>: Line Tonna (93426800)</text:p>
            <text:p text:style-name="P13"><text:tab/><text:span text:style-name="T3">Oslo, 2005 til idag</text:span></text:p>
            <text:list text:style-name="WW8Num1">
              <text:list-item text:start-value="1">
                <text:p text:style-name="P6">Veldig gode tilbakemeldinger på samarbeidsvilje, kompetanse og faglig innsikt</text:p>
              </text:list-item>
              <text:list-item>
                <text:p text:style-name="P6">Utviklet fra bunnen av, videreutvikler og drifter følgende 3 web-baserte systemer laget i PHP med MySQL / OracleDB:</text:p>
              </text:list-item>
              <text:list-item>
                <text:p text:style-name="P15">System for håndtering og oppfølging av bedriftsavtaler, som brukes daglig av over 100 brukere</text:p>
              </text:list-item>
              <text:list-item>
                <text:p text:style-name="P15">Loggverktøy for å kartlegge innkommende henvendelser på NetComs kundesenter med rapporteringsmuligheter og eksport til forskjellige formater</text:p>
              </text:list-item>
              <text:list-item>
                <text:p text:style-name="P15">Rapportverktøy for uttrekk av salgsrapporter fra Oracle-basert database</text:p>
              </text:list-item>
            </text:list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3">RELEVANTE PROSJEKTER</text:p>
          </table:table-cell>
          <table:table-cell table:style-name="Table1.A1" office:value-type="string">
            <text:p text:style-name="P10">Linux Distribution Chooser</text:p>
            <text:p text:style-name="P12">Verktøy for sluttbrukere som ønsker å velge Linux-distribusjon, men ikke vet hvor de skal starte. (<text:a xlink:type="simple" xlink:href="http://www.zegeniestudios.net/ldc/">http://www.zegeniestudios.net/ldc/</text:a>)</text:p>
            <text:list text:style-name="WW8Num1">
              <text:list-item text:start-value="1">
                <text:p text:style-name="P6">Skrevet i PHP, utvidbart og skalérbart, oversatt til 15 forskjellige språk</text:p>
              </text:list-item>
              <text:list-item>
                <text:p text:style-name="P6">Over 1.2 millioner unike brukere har tatt testen, over 7000 tilbakemeldinger per epost siden testen ble publisert i februar 2006</text:p>
              </text:list-item>
              <text:list-item>
                <text:p text:style-name="P6">Nevnt i, og lenket til av flere store publikasjoner, som </text:p>
                <text:p text:style-name="P6">Wikipedia (<text:a xlink:type="simple" xlink:href="http://en.wikipedia.org/wiki/Linux_distribution">http://en.wikipedia.org/wiki/Linux_distribution#References</text:a>) og <text:span text:style-name="T1">ZDNet (</text:span><text:a xlink:type="simple" xlink:href="http://news.zdnet.co.uk/software/0,1000000121,39245727,00.htm">http://news.zdnet.co.uk/software/0,1000000121,39245727,00.htm</text:a><text:span text:style-name="T1">)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>BUGS – the Bug Genie</text:p>
            <text:p text:style-name="P12">Verktøy for registrering, håndtering og oppfølging av feilrapporter. (tilsvarende Bugzilla/Mantis). Nå versjon 1.8 (<text:a xlink:type="simple" xlink:href="http://thebuggenie.net/">http://www.thebuggenie.net/</text:a>)</text:p>
            <text:list text:style-name="WW8Num1">
              <text:list-item text:start-value="1">
                <text:p text:style-name="P6">Skrevet i PHP, SQL, har ulike tilgangsnivåer, epost-varsling, utvidede rapporterings- og statistikkmuligheter, installeres og konfigureres utelukkende via web-grensesnitt</text:p>
              </text:list-item>
              <text:list-item>
                <text:p text:style-name="P6">Ca 200-300 <text:span text:style-name="T3">aktive</text:span> brukere av systemet, både store og små firmaer, inkludert flere Linux-distribusjoner</text:p>
              </text:list-item>
              <text:list-item>
                <text:p text:style-name="P6">Designet, utviklet og ledet prosjektet siden februar, 2002</text:p>
              </text:list-item>
            </text:list>
          </table:table-cell>
        </table:table-row>
        <table:table-row table:style-name="Table1.10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h text:style-name="P8" text:outline-level="1">UTDANNELSE</text:h>
            <text:p text:style-name="P5">(utover grunnskole)</text:p>
          </table:table-cell>
          <table:table-cell>
            <table:table table:is-sub-table="true">
              <table:table-column table:style-name="Table1.B"/>
              <table:table-row>
                <table:table-cell table:style-name="Table1.A1" office:value-type="string">
                  <text:p text:style-name="P14"><text:span text:style-name="T4">3-årig videregående skole,</text:span> alm.faglig studiekompetanse</text:p>
                </table:table-cell>
              </table:table-row>
              <table:table-row>
                <table:table-cell table:style-name="Table1.A1" office:value-type="string">
                  <text:p text:style-name="P14"><text:span text:style-name="T1">Yrkesfaglig utdannelse, </text:span><text:span text:style-name="T2">elektro, elektronikk og IKT-drift</text:span></text:p>
                </table:table-cell>
              </table:table-row>
            </table:table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 fo:orphans="2" fo:widows="2"/>
      <style:text-properties style:font-name="Arial" fo:font-size="10.5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line-height="100%" fo:keep-with-next="always"/>
      <style:text-properties fo:color="#000080" fo:font-size="12pt" fo:font-weight="normal" style:letter-kerning="tru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/>
    </style:style>
    <style:style style:name="Style1" style:family="paragraph" style:parent-style-name="Standard"/>
    <style:style style:name="ResumeName" style:family="paragraph" style:parent-style-name="Standard">
      <style:paragraph-properties fo:padding="0.051cm" fo:border-left="none" fo:border-right="none" fo:border-top="none" fo:border-bottom="0.035cm solid #000080"/>
      <style:text-properties fo:color="#000080" style:font-name="Arial1" fo:font-size="14pt" style:text-underline-style="none"/>
    </style:style>
    <style:style style:name="AddressInformation" style:family="paragraph" style:parent-style-name="Standard">
      <style:paragraph-properties fo:line-height="100%"/>
      <style:text-properties fo:color="#800080" fo:font-size="8pt"/>
    </style:style>
    <style:style style:name="ResumeText" style:family="paragraph" style:parent-style-name="Standard">
      <style:paragraph-properties fo:margin-top="0cm" fo:margin-bottom="0.212cm" fo:line-height="100%">
        <style:tab-stops>
          <style:tab-stop style:position="13.97cm" style:type="right"/>
        </style:tab-stops>
      </style:paragraph-properties>
      <style:text-properties fo:font-size="10pt"/>
    </style:style>
    <style:style style:name="ResumeBullet" style:family="paragraph" style:parent-style-name="Standard" style:list-style-name="WW8Num1">
      <style:paragraph-properties fo:line-height="100%"/>
      <style:text-properties fo:font-size="10pt"/>
    </style:style>
    <style:style style:name="Title_26_Position" style:display-name="Title&amp;Position" style:family="paragraph" style:parent-style-name="Standard">
      <style:text-properties fo:color="#800080" fo:font-size="11pt" fo:font-weight="normal"/>
    </style:style>
    <style:style style:name="CompanyInformation" style:family="paragraph" style:parent-style-name="Standard">
      <style:text-properties fo:color="#800080" fo:font-size="10pt"/>
    </style:style>
    <style:style style:name="ExperienceInformation" style:family="paragraph" style:parent-style-name="Standard" style:next-style-name="ResumeText">
      <style:paragraph-properties>
        <style:tab-stops>
          <style:tab-stop style:position="6.35cm"/>
          <style:tab-stop style:position="12.954cm" style:type="right"/>
        </style:tab-stops>
      </style:paragraph-properties>
      <style:text-properties fo:color="#800080" fo:font-size="10pt"/>
    </style:style>
    <style:style style:name="DegreeTitle" style:family="paragraph" style:parent-style-name="Standard" style:next-style-name="ResumeText">
      <style:text-properties fo:color="#800080" fo:font-size="11pt" fo:font-weight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bullet text:level="1" text:style-name="WW8Num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7-31T09:00:19</meta:creation-date>
    <dc:date>2007-07-31T09:52:57</dc:date>
    <dc:language>en-US</dc:language>
    <meta:editing-cycles>5</meta:editing-cycles>
    <meta:editing-duration>PT18M1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1" meta:word-count="348" meta:character-count="2524"/>
  </office:meta>
</office:document-meta>
</file>